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1854in"/>
    </style:style>
    <style:style style:name="co5" style:family="table-column">
      <style:table-column-properties fo:break-before="auto" style:column-width="1.2201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ItemCategory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table:style-name="ce2" office:value-type="string">
            <text:p>The Category name (should be unique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ent</text:p>
          </table:table-cell>
          <table:table-cell table:style-name="ce2" office:value-type="string">
            <text:p>the Parent category – may be nu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relationshipCategory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ItemTyp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>
            <text:p>name</text:p>
          </table:table-cell>
          <table:table-cell table:style-name="ce2" office:value-type="string">
            <text:p>The name of the Item Type e.g. Person, Sandwich, CodeStatement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office:value-type="string">
            <text:p>category</text:p>
          </table:table-cell>
          <table:table-cell table:style-name="ce2" office:value-type="string">
            <text:p>The Category designation for this item.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office:value-type="string">
            <text:p>Properties</text:p>
          </table:table-cell>
          <table:table-cell table:style-name="ce2" office:value-type="string">
            <text:p>list of objects with following values: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/>
          <table:table-cell table:style-name="ce2" office:value-type="string">
            <text:p>name</text:p>
          </table:table-cell>
          <table:table-cell table:style-name="ce2" office:value-type="string">
            <text:p>property name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/>
          <table:table-cell office:value-type="string">
            <text:p>THIS: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the type – a JSON type: string, bool, date,email etc.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office:value-type="string">
            <text:p>required</text:p>
          </table:table-cell>
          <table:table-cell table:style-name="ce2" office:value-type="string">
            <text:p>If true an item of this type can be saved only when this value is present else it may be ommitted.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/>
          <table:table-cell office:value-type="string">
            <text:p>OR THIS:</text:p>
          </table:table-cell>
          <table:table-cell table:style-name="ce2" office:value-type="string">
            <text:p>relationshipTypes</text:p>
          </table:table-cell>
          <table:table-cell table:style-name="ce2" office:value-type="string">
            <text:p>List of relationship types that this property can represent.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/>
          <table:table-cell/>
          <table:table-cell table:style-name="ce2" office:value-type="string">
            <text:p>itemTypes</text:p>
          </table:table-cell>
          <table:table-cell table:style-name="ce2" office:value-type="string">
            <text:p>This further constrains the type that can be used as a property. This constraint is in addition to the relationshipType constraints.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/>
          <table:table-cell office:value-type="string">
            <text:p>viewStyle</text:p>
          </table:table-cell>
          <table:table-cell table:style-name="ce2" office:value-type="string">
            <text:p>Style elements:</text:p>
          </table:table-cell>
          <table:table-cell table:style-name="ce2" table:number-columns-repeated="2"/>
        </table:table-row>
        <table:table-row table:style-name="ro1" table:number-rows-repeated="3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/>
          <table:table-cell office:value-type="string">
            <text:p>allowExtra</text:p>
          </table:table-cell>
          <table:table-cell table:style-name="ce2" office:value-type="string">
            <text:p>Boolean indicating whether this type allows undefined data values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1" office:value-type="string">
            <text:p>RelationshipTyp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>
            <text:p>name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office:value-type="string">
            <text:p>composite</text:p>
          </table:table-cell>
          <table:table-cell table:style-name="ce2" office:value-type="string">
            <text:p>the 'TO' side of the relationship are objects that compose the object on the 'FROM' side. 'To' items related via composition may be edited as part of the 'From' item.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office:value-type="string">
            <text:p>bidirectional</text:p>
          </table:table-cell>
          <table:table-cell table:style-name="ce2" office:value-type="string">
            <text:p>if True this relationship's To and From are interchangeable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office:value-type="string">
            <text:p>reciprocalRelationship</text:p>
          </table:table-cell>
          <table:table-cell table:style-name="ce2" table:number-columns-repeated="3"/>
        </table:table-row>
        <table:table-row table:style-name="ro1" table:number-rows-repeated="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View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ViewItem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4/26/2013</text:date>, <text:time>11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T1H24M30S</meta:editing-duration>
    <meta:editing-cycles>22</meta:editing-cycles>
    <meta:generator>OpenOffice.org/3.3$Unix OpenOffice.org_project/330m20$Build-9567</meta:generator>
    <meta:initial-creator>Lee Collins</meta:initial-creator>
    <dc:date>2013-04-26T11:49:38</dc:date>
    <dc:creator>Lee Collins</dc:creator>
    <meta:document-statistic meta:table-count="3" meta:cell-count="53" meta:object-count="0"/>
  </office:meta>
</office:document-meta>
</file>